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urning" table:style-name="ta1">
        <table:shapes>
          <draw:frame draw:z-index="0" draw:style-name="gr1" draw:text-style-name="P1" svg:width="14.188cm" svg:height="8.526cm" svg:x="0.613cm" svg:y="8.129cm">
            <draw:object draw:notify-on-update-of-ranges="turning.A13:turning.A16 turning.A4:turning.A4 turning.B13:turning.B16 turning.A6:turning.A11 turning.A4:turning.A4 turning.B6:turning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188cm" svg:height="8.526cm" svg:x="16.223cm" svg:y="7.861cm">
            <draw:object draw:notify-on-update-of-ranges="turning.H13:turning.H16 turning.H4:turning.H4 turning.I13:turning.I16 turning.H6:turning.H11 turning.H4:turning.H4 turning.I6:turning.I1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CLOCKWISE</text:p>
          </table:table-cell>
          <table:table-cell table:number-columns-repeated="6"/>
          <table:table-cell office:value-type="string" calcext:value-type="string">
            <text:p>COUNTERCLOCKWISE</text:p>
          </table:table-cell>
          <table:table-cell table:style-name="Default"/>
        </table:table-row>
        <table:table-row table:style-name="ro1" table:number-rows-repeated="2"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value</text:p>
          </table:table-cell>
          <table:table-cell table:number-columns-repeated="5"/>
          <table:table-cell office:value-type="string" calcext:value-type="string">
            <text:p>degrees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6.5" calcext:value-type="float">
            <text:p>16.5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7.5" calcext:value-type="float">
            <text:p>67.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04" calcext:value-type="float">
            <text:p>204</text:p>
          </table:table-cell>
          <table:table-cell office:value-type="float" office:value="170" calcext:value-type="float">
            <text:p>170</text:p>
          </table:table-cell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5" calcext:value-type="float">
            <text:p>285</text:p>
          </table:table-cell>
          <table:table-cell office:value-type="float" office:value="255" calcext:value-type="float">
            <text:p>255</text:p>
          </table:table-cell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/>
        </table:table-row>
        <table:table-row table:style-name="ro1" table:number-rows-repeated="3">
          <table:table-cell/>
          <table:table-cell table:style-name="ce1"/>
          <table:table-cell table:number-columns-repeated="6"/>
          <table:table-cell table:style-name="Default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</table:table-row>
      </table:table>
      <table:table table:name="forward" table:style-name="ta1">
        <table:shapes>
          <draw:frame draw:z-index="0" draw:style-name="gr1" draw:text-style-name="P1" svg:width="18.017cm" svg:height="15.941cm" svg:x="5.453cm" svg:y="1.747cm">
            <draw:object draw:notify-on-update-of-ranges="forward.A3:forward.A13 forward.B1:forward.B2 forward.B3:forward.B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9.102cm" svg:height="16.357cm" svg:x="24.354cm" svg:y="0.878cm">
            <draw:object draw:notify-on-update-of-ranges="forward.I5:forward.I24 forward.J1:forward.J1 forward.J5:forward.J2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.999cm" svg:height="9.004cm" svg:x="11.317cm" svg:y="19.417cm">
            <draw:object draw:notify-on-update-of-ranges="forward.A47:forward.A52 forward.B47:forward.B52 forward.A54:forward.A57 forward.B54:forward.B5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  <table:table-cell table:number-columns-repeated="6"/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13.5" calcext:value-type="float">
            <text:p>13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00" calcext:value-type="float">
            <text:p>300</text:p>
          </table:table-cell>
          <table:table-cell table:number-columns-repeated="6"/>
          <table:table-cell office:value-type="float" office:value="34.5" calcext:value-type="float">
            <text:p>34.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0" calcext:value-type="float">
            <text:p>350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8"/>
          <table:table-cell office:value-type="float" office:value="49" calcext:value-type="float">
            <text:p>4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8"/>
          <table:table-cell office:value-type="float" office:value="56" calcext:value-type="float">
            <text:p>5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8"/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8"/>
          <table:table-cell office:value-type="float" office:value="72" calcext:value-type="float">
            <text:p>7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8"/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8"/>
          <table:table-cell office:value-type="float" office:value="85" calcext:value-type="float">
            <text:p>8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number-columns-repeated="8"/>
          <table:table-cell office:value-type="float" office:value="97" calcext:value-type="float">
            <text:p>9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8"/>
          <table:table-cell office:value-type="float" office:value="105" calcext:value-type="float">
            <text:p>10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table:number-columns-repeated="8"/>
          <table:table-cell office:value-type="float" office:value="153" calcext:value-type="float">
            <text:p>153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table:number-columns-repeated="8"/>
          <table:table-cell office:value-type="float" office:value="195" calcext:value-type="float">
            <text:p>195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 table:number-rows-repeated="21">
          <table:table-cell table:number-columns-repeated="10"/>
        </table:table-row>
        <table:table-row table:style-name="ro1">
          <table:table-cell office:value-type="string" calcext:value-type="string">
            <text:p>angle 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0" calcext:value-type="float">
            <text:p>320</text:p>
          </table:table-cell>
          <table:table-cell table:number-columns-repeated="8"/>
        </table:table-row>
      </table:table>
      <table:table table:name="kick" table:style-name="ta1">
        <table:shapes>
          <draw:frame draw:z-index="0" draw:style-name="gr1" draw:text-style-name="P1" svg:width="16.008cm" svg:height="9.006cm" svg:x="16.486cm" svg:y="1.193cm">
            <draw:object draw:notify-on-update-of-ranges="kick.D2:kick.D14 kick.E1:kick.E1 kick.E2:kick.E1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formula="of:=AVERAGE([.A2:.C2])" office:value-type="float" office:value="78.3333333333333" calcext:value-type="float">
            <text:p>78.3333333333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[.A3:.C3])" office:value-type="float" office:value="85" calcext:value-type="float">
            <text:p>85</text:p>
          </table:table-cell>
          <table:table-cell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A4:.C4])" office:value-type="string" office:string-value="" calcext:value-type="error">
            <text:p>#DIV/0!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A5:.C5])" office:value-type="string" office:string-value="" calcext:value-type="error">
            <text:p>#DIV/0!</text:p>
          </table:table-cell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formula="of:=AVERAGE([.A6:.C6])" office:value-type="float" office:value="95.6666666666667" calcext:value-type="float">
            <text:p>95.6666666667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table:formula="of:=AVERAGE([.A7:.C7])" office:value-type="float" office:value="130.333333333333" calcext:value-type="float">
            <text:p>130.3333333333</text:p>
          </table:table-cell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table:formula="of:=AVERAGE([.A8:.C8])" office:value-type="float" office:value="162" calcext:value-type="float">
            <text:p>16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 table:formula="of:=AVERAGE([.A9:.C9])" office:value-type="float" office:value="150.333333333333" calcext:value-type="float">
            <text:p>150.3333333333</text:p>
          </table:table-cell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table:formula="of:=AVERAGE([.A10:.C10])" office:value-type="float" office:value="172.666666666667" calcext:value-type="float">
            <text:p>172.6666666667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table:formula="of:=AVERAGE([.A11:.C11])" office:value-type="float" office:value="161.333333333333" calcext:value-type="float">
            <text:p>161.3333333333</text:p>
          </table:table-cell>
          <table:table-cell office:value-type="float" office:value="425" calcext:value-type="float">
            <text:p>425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6" calcext:value-type="float">
            <text:p>136</text:p>
          </table:table-cell>
          <table:table-cell office:value-type="float" office:value="180" calcext:value-type="float">
            <text:p>180</text:p>
          </table:table-cell>
          <table:table-cell table:formula="of:=AVERAGE([.A12:.C12])" office:value-type="float" office:value="167.666666666667" calcext:value-type="float">
            <text:p>167.6666666667</text:p>
          </table:table-cell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  <table:table-cell table:formula="of:=AVERAGE([.A13:.C13])" office:value-type="float" office:value="177" calcext:value-type="float">
            <text:p>177</text:p>
          </table:table-cell>
          <table:table-cell office:value-type="float" office:value="475" calcext:value-type="float">
            <text:p>475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3"/>
          <table:table-cell table:style-name="ce3"/>
        </table:table-row>
      </table:table>
      <table:table table:name="spinkick" table:style-name="ta1">
        <table:shapes>
          <draw:frame draw:z-index="0" draw:style-name="gr1" draw:text-style-name="P1" svg:width="14.188cm" svg:height="8.526cm" svg:x="7.303cm" svg:y="0.586cm">
            <draw:object draw:notify-on-update-of-ranges="spinkick.A5:spinkick.A45 spinkick.B4:spinkick.B4 spinkick.B5:spinkick.B4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4.188cm" svg:height="8.526cm" svg:x="6.857cm" svg:y="11.873cm">
            <draw:object draw:notify-on-update-of-ranges="spinkick.A98:spinkick.A138 spinkick.B97:spinkick.B97 spinkick.B98:spinkick.B138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PINKICK CLOCKWISE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48">
          <table:table-cell table:number-columns-repeated="2"/>
        </table:table-row>
        <table:table-row table:style-name="ro1">
          <table:table-cell office:value-type="string" calcext:value-type="string">
            <text:p>SPINKICK COUNTERCLOCKWISE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33:27.520907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jonas Kikutis</meta:initial-creator>
    <meta:creation-date>2016-02-02T16:36:10.914809526</meta:creation-date>
    <dc:date>2016-03-29T22:39:50.224253743</dc:date>
    <dc:creator>Julijonas Kikutis</dc:creator>
    <meta:editing-duration>PT18H44M40S</meta:editing-duration>
    <meta:editing-cycles>234</meta:editing-cycles>
    <meta:generator>LibreOffice/4.3.7.2$Linux_X86_64 LibreOffice_project/430$Build-2</meta:generator>
    <meta:document-statistic meta:table-count="4" meta:cell-count="36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9.617cm" svg:y="3.217cm" style:legend-expansion="high" chart:style-name="ch2"/>
        <chart:plot-area chart:style-name="ch3" table:cell-range-address="turning.A13:turning.B16 turning.A4:turning.A4 turning.B6:turning.B11" chart:data-source-has-labels="row" svg:x="0.068cm" svg:y="0.158cm" svg:width="12.393cm" svg:height="8.228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urning.B13:turning.B16" chart:label-cell-address="turning.A4:turning.A4" chart:class="chart:scatter">
            <chart:domain table:cell-range-address="turning.A13:turning.A16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series chart:style-name="ch8" chart:values-cell-range-address="turning.B6:turning.B11" chart:label-cell-address="turning.A4:turning.A4" chart:class="chart:scatter">
            <chart:domain table:cell-range-address="turning.A6:turning.A11"/>
            <chart:regression-curve chart:style-name="ch9">
              <chart:equation chart:display-equation="true" chart:display-r-square="true" svg:x="1.142cm" svg:y="2.566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grees</text:p>
                <draw:g>
                  <svg:desc>turning.A4:turning.A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egrees</text:p>
                <draw:g>
                  <svg:desc>turning.A4:turning.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turning.A13:turning.A16</svg:desc>
                </draw:g>
              </table:table-cell>
              <table:table-cell office:value-type="float" office:value="48">
                <text:p>48</text:p>
                <draw:g>
                  <svg:desc>turning.B13:turning.B16</svg:desc>
                </draw:g>
              </table:table-cell>
              <table:table-cell office:value-type="float" office:value="15">
                <text:p>15</text:p>
                <draw:g>
                  <svg:desc>turning.A6:turning.A11</svg:desc>
                </draw:g>
              </table:table-cell>
              <table:table-cell office:value-type="float" office:value="NaN">
                <text:p>NaN</text:p>
                <draw:g>
                  <svg:desc>turning.B6:turning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120">
                <text:p>120</text:p>
              </table:table-cell>
              <table:table-cell office:value-type="float" office:value="22.5">
                <text:p>22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204">
                <text:p>204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285">
                <text:p>285</text:p>
              </table:table-cell>
              <table:table-cell office:value-type="float" office:value="67.5">
                <text:p>67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18cm" svg:height="15.942cm" xlink:href=".." xlink:type="simple" chart:class="chart:scatter" chart:style-name="ch1">
        <chart:legend chart:legend-position="end" svg:x="14.557cm" svg:y="7.423cm" style:legend-expansion="high" chart:style-name="ch2"/>
        <chart:plot-area chart:style-name="ch3" table:cell-range-address="forward.A3:forward.B13 forward.B1:forward.B2" chart:data-source-has-labels="row" svg:x="0.36cm" svg:y="0.318cm" svg:width="13.837cm" svg:height="15.306cm">
          <chartooo:coordinate-region svg:x="1.167cm" svg:y="0.517cm" svg:width="12.843cm" svg:height="14.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B3:forward.B13" chart:label-cell-address="forward.B1:forward.B2" chart:class="chart:scatter">
            <chart:domain table:cell-range-address="forward.A3:forward.A13"/>
            <chart:regression-curve chart:style-name="ch7">
              <chart:equation chart:display-equation="true" chart:display-r-square="false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text:list>
                  <text:list-item>
                    <text:p>value</text:p>
                  </text:list-item>
                  <text:list-item>
                    <text:p/>
                  </text:list-item>
                </text:list>
                <draw:g>
                  <svg:desc>forward.B1:forward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rward.A3:forward.A13</svg:desc>
                </draw:g>
              </table:table-cell>
              <table:table-cell office:value-type="float" office:value="10">
                <text:p>10</text:p>
                <draw:g>
                  <svg:desc>forward.B3:forward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">
                <text:p>68</text:p>
              </table:table-cell>
              <table:table-cell office:value-type="float" office:value="350">
                <text:p>3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03cm" svg:height="16.358cm" xlink:href=".." xlink:type="simple" chart:class="chart:scatter" chart:style-name="ch1">
        <chart:legend chart:legend-position="end" svg:x="15.748cm" svg:y="7.631cm" style:legend-expansion="high" chart:style-name="ch2"/>
        <chart:plot-area chart:style-name="ch3" table:cell-range-address="forward.I5:forward.J24 forward.J1:forward.J1" chart:data-source-has-labels="row" svg:x="0.382cm" svg:y="0.327cm" svg:width="14.984cm" svg:height="15.704cm">
          <chartooo:coordinate-region svg:x="1.374cm" svg:y="0.526cm" svg:width="13.712cm" svg:height="14.8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J5:forward.J24" chart:label-cell-address="forward.J1:forward.J1" chart:class="chart:scatter">
            <chart:domain table:cell-range-address="forward.I5:forward.I24"/>
            <chart:regression-curve chart:style-name="ch7">
              <chart:equation chart:display-equation="true" chart:display-r-square="true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value</text:p>
                <draw:g>
                  <svg:desc>forward.J1:forward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rward.I5:forward.I24</svg:desc>
                </draw:g>
              </table:table-cell>
              <table:table-cell office:value-type="float" office:value="20">
                <text:p>20</text:p>
                <draw:g>
                  <svg:desc>forward.J5:forward.J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5">
                <text:p>16.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5">
                <text:p>34.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">
                <text:p>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">
                <text:p>9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5">
                <text:p>10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3">
                <text:p>153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">
                <text:p>195</text:p>
              </table:table-cell>
              <table:table-cell office:value-type="float" office:value="2680">
                <text:p>26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9.007cm" xlink:href=".." xlink:type="simple" chart:class="chart:scatter" chart:style-name="ch1">
        <chart:legend chart:legend-position="end" svg:x="12.654cm" svg:y="3.955cm" style:legend-expansion="high" chart:style-name="ch2"/>
        <chart:plot-area chart:style-name="ch3" table:cell-range-address="kick.D2:kick.E14 kick.E1:kick.E1" chart:data-source-has-labels="row" svg:x="0.32cm" svg:y="0.18cm" svg:width="12.014cm" svg:height="8.647cm">
          <chartooo:coordinate-region svg:x="1.128cm" svg:y="0.379cm" svg:width="10.926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kick.E2:kick.E14" chart:label-cell-address="kick.E1:kick.E1" chart:class="chart:scatter">
            <chart:domain table:cell-range-address="kick.D2:kick.D14"/>
            <chart:regression-curve chart:style-name="ch7">
              <chart:equation chart:display-equation="true" chart:display-r-square="true"/>
            </chart:regression-curve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value</text:p>
                <draw:g>
                  <svg:desc>kick.E1:kick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3333333333333">
                <text:p>78.3333333333333</text:p>
                <draw:g>
                  <svg:desc>kick.D2:kick.D14</svg:desc>
                </draw:g>
              </table:table-cell>
              <table:table-cell office:value-type="float" office:value="200">
                <text:p>200</text:p>
                <draw:g>
                  <svg:desc>kick.E2:kick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.333333333333">
                <text:p>130.33333333333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">
                <text:p>1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.333333333333">
                <text:p>150.33333333333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.666666666667">
                <text:p>172.66666666666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1.333333333333">
                <text:p>161.33333333333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.666666666667">
                <text:p>167.66666666666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7">
                <text:p>177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9.617cm" svg:y="3.217cm" style:legend-expansion="high" chart:style-name="ch2"/>
        <chart:plot-area chart:style-name="ch3" table:cell-range-address="turning.H13:turning.I16 turning.H4:turning.H4 turning.I6:turning.I11" chart:data-source-has-labels="row" svg:x="0.254cm" svg:y="0.159cm" svg:width="12.207cm" svg:height="8.227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urning.I13:turning.I16" chart:label-cell-address="turning.H4:turning.H4" chart:class="chart:scatter">
            <chart:domain table:cell-range-address="turning.H13:turning.H16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series chart:style-name="ch8" chart:values-cell-range-address="turning.I6:turning.I11" chart:label-cell-address="turning.H4:turning.H4" chart:class="chart:scatter">
            <chart:domain table:cell-range-address="turning.H6:turning.H11"/>
            <chart:regression-curve chart:style-name="ch9">
              <chart:equation chart:display-equation="true" chart:display-r-square="true" svg:x="1.225cm" svg:y="2.593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degrees</text:p>
                <draw:g>
                  <svg:desc>turning.H4:turning.H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degrees</text:p>
                <draw:g>
                  <svg:desc>turning.H4:turning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turning.H13:turning.H16</svg:desc>
                </draw:g>
              </table:table-cell>
              <table:table-cell office:value-type="float" office:value="NaN">
                <text:p>NaN</text:p>
                <draw:g>
                  <svg:desc>turning.I13:turning.I16</svg:desc>
                </draw:g>
              </table:table-cell>
              <table:table-cell office:value-type="float" office:value="15">
                <text:p>15</text:p>
                <draw:g>
                  <svg:desc>turning.H6:turning.H11</svg:desc>
                </draw:g>
              </table:table-cell>
              <table:table-cell office:value-type="float" office:value="NaN">
                <text:p>NaN</text:p>
                <draw:g>
                  <svg:desc>turning.I6:turning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67.5">
                <text:p>6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1.137cm" svg:y="3.705cm" style:legend-expansion="high" chart:style-name="ch2"/>
        <chart:plot-area chart:style-name="ch3" table:cell-range-address="forward.A47:forward.B52 forward.B54:forward.B57" svg:x="0.32cm" svg:y="0.18cm" svg:width="10.497cm" svg:height="8.645cm">
          <chartooo:coordinate-region svg:x="1.127cm" svg:y="0.379cm" svg:width="9.4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B47:forward.B52" chart:class="chart:scatter">
            <chart:domain table:cell-range-address="forward.A47:forward.A52"/>
            <chart:regression-curve chart:style-name="ch7"/>
            <chart:data-point chart:repeated="6"/>
          </chart:series>
          <chart:series chart:style-name="ch8" chart:values-cell-range-address="forward.B54:forward.B57" chart:class="chart:scatter">
            <chart:domain table:cell-range-address="forward.A54:forward.A57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rward.A47:forward.A52</svg:desc>
                </draw:g>
              </table:table-cell>
              <table:table-cell office:value-type="float" office:value="0">
                <text:p>0</text:p>
                <draw:g>
                  <svg:desc>forward.B47:forward.B52</svg:desc>
                </draw:g>
              </table:table-cell>
              <table:table-cell office:value-type="float" office:value="90">
                <text:p>90</text:p>
                <draw:g>
                  <svg:desc>forward.A54:forward.A57</svg:desc>
                </draw:g>
              </table:table-cell>
              <table:table-cell office:value-type="float" office:value="52">
                <text:p>52</text:p>
                <draw:g>
                  <svg:desc>forward.B54:forward.B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5">
                <text:p>22.5</text:p>
              </table:table-cell>
              <table:table-cell office:value-type="float" office:value="11">
                <text:p>11</text:p>
              </table:table-cell>
              <table:table-cell office:value-type="float" office:value="180">
                <text:p>18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5">
                <text:p>67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10.067cm" svg:y="3.715cm" style:legend-expansion="high" chart:style-name="ch2"/>
        <chart:plot-area chart:style-name="ch3" table:cell-range-address="spinkick.A5:spinkick.B45 spinkick.B4:spinkick.B4" chart:data-source-has-labels="row" svg:x="0.067cm" svg:y="0.159cm" svg:width="12.394cm" svg:height="8.227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pinkick.B5:spinkick.B45" chart:label-cell-address="spinkick.B4:spinkick.B4" chart:class="chart:scatter">
            <chart:domain table:cell-range-address="spinkick.A5:spinkick.A45"/>
            <chart:regression-curve chart:style-name="ch7">
              <chart:equation chart:display-equation="true" chart:display-r-square="true" svg:x="1.487cm" svg:y="1.126cm"/>
            </chart:regression-curve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spinkick.B4:spinkick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spinkick.A5:spinkick.A45</svg:desc>
                </draw:g>
              </table:table-cell>
              <table:table-cell office:value-type="float" office:value="0">
                <text:p>0</text:p>
                <draw:g>
                  <svg:desc>spinkick.B5:spinkick.B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">
                <text:p>1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">
                <text:p>1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">
                <text:p>2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">
                <text:p>3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10.067cm" svg:y="3.715cm" style:legend-expansion="high" chart:style-name="ch2"/>
        <chart:plot-area chart:style-name="ch3" table:cell-range-address="spinkick.A98:spinkick.B138 spinkick.B97:spinkick.B97" chart:data-source-has-labels="row" svg:x="0.067cm" svg:y="0.159cm" svg:width="12.394cm" svg:height="8.227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pinkick.B98:spinkick.B138" chart:label-cell-address="spinkick.B97:spinkick.B97" chart:class="chart:scatter">
            <chart:domain table:cell-range-address="spinkick.A98:spinkick.A138"/>
            <chart:regression-curve chart:style-name="ch7">
              <chart:equation chart:display-equation="true" chart:display-r-square="true" svg:x="1.487cm" svg:y="1.126cm"/>
            </chart:regression-curve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spinkick.B97:spinkick.B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spinkick.A98:spinkick.A138</svg:desc>
                </draw:g>
              </table:table-cell>
              <table:table-cell office:value-type="float" office:value="0">
                <text:p>0</text:p>
                <draw:g>
                  <svg:desc>spinkick.B98:spinkick.B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">
                <text:p>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">
                <text:p>1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">
                <text:p>2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">
                <text:p>3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